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use-window-font-color="true" style:text-outline="false" style:text-position="0% 100%" fo:font-size="12pt" fo:letter-spacing="normal" style:text-underline-style="none" style:letter-kerning="false" style:font-name-asian="Helvetica" style:font-size-asian="12pt" style:font-name-complex="Helvetica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PT Sans"/>
    </style:style>
    <style:style style:name="P4" style:family="paragraph">
      <style:text-properties style:font-name="PT Sans" fo:font-weight="bold" style:font-weight-asian="bold" style:font-weight-complex="bold"/>
    </style:style>
    <style:style style:name="P5" style:family="paragraph">
      <style:text-properties style:font-name="PT Sans"/>
    </style:style>
    <style:style style:name="T1" style:family="text">
      <style:text-properties style:font-name="PT Sans"/>
    </style:style>
    <style:style style:name="T2" style:family="text">
      <style:text-properties style:font-name="PT San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00b8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rect text:anchor-type="paragraph" draw:z-index="0" draw:style-name="gr1" draw:text-style-name="P2" svg:width="11.646cm" svg:height="4.351cm" svg:x="13.728cm" svg:y="5.433cm"><text:p/></draw:rect><draw:custom-shape text:anchor-type="paragraph" draw:z-index="2" draw:style-name="gr2" draw:text-style-name="P3" svg:width="3.148cm" svg:height="2.807cm" svg:x="21.525cm" svg:y="6.352cm"><text:p text:style-name="P3"><text:span text:style-name="T1"><text:s/></text:span><text:span text:style-name="T1">MySQL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" draw:style-name="gr3" svg:width="2.837cm" svg:height="0.567cm" svg:x="18.688cm" svg:y="7.6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1" draw:style-name="gr1" draw:text-style-name="P2" svg:width="7.451cm" svg:height="4.351cm" svg:x="3.018cm" svg:y="5.433cm"><text:p/></draw:rect><draw:frame text:anchor-type="paragraph" draw:z-index="5" draw:style-name="gr4" draw:text-style-name="P4" svg:width="5.841cm" svg:height="0.766cm" svg:x="14.153cm" svg:y="5.757cm"><draw:text-box><text:p text:style-name="P4"><text:span text:style-name="T2">Serveur web Apache</text:span></text:p></draw:text-box></draw:frame><draw:frame text:anchor-type="paragraph" draw:z-index="6" draw:style-name="gr4" draw:text-style-name="P4" svg:width="5.841cm" svg:height="0.766cm" svg:x="3.463cm" svg:y="5.757cm"><draw:text-box><text:p text:style-name="P4"><text:span text:style-name="T2">Client web</text:span></text:p></draw:text-box></draw:frame><draw:custom-shape text:anchor-type="paragraph" draw:z-index="3" draw:style-name="gr2" draw:text-style-name="P3" svg:width="3.742cm" svg:height="1.872cm" svg:x="14.947cm" svg:y="7.004cm"><text:p text:style-name="P3"><text:span text:style-name="T1">PHP</text:span></text:p><draw:enhanced-geometry svg:viewBox="0 0 21600 21600" draw:type="rectangle" draw:enhanced-path="M 0 0 L 21600 0 21600 21600 0 21600 0 0 Z N"/></draw:custom-shape><draw:custom-shape text:anchor-type="paragraph" draw:z-index="7" draw:style-name="gr2" draw:text-style-name="P3" svg:width="5.391cm" svg:height="2.384cm" svg:x="4.099cm" svg:y="6.779cm"><text:p text:style-name="P3"><text:span text:style-name="T1">Navigateur, JavaScript</text:span></text:p><text:p text:style-name="P3"><text:span text:style-name="T1">API, Applet...</text:span></text:p><draw:enhanced-geometry svg:viewBox="0 0 21600 21600" draw:type="rectangle" draw:enhanced-path="M 0 0 L 21600 0 21600 21600 0 21600 0 0 Z N"/></draw:custom-shape><draw:line text:anchor-type="paragraph" draw:z-index="8" draw:style-name="gr1" draw:text-style-name="P2" svg:x1="10.469cm" svg:y1="7.542cm" svg:x2="13.729cm" svg:y2="7.542cm"><text:p/></draw:line><draw:line text:anchor-type="paragraph" draw:z-index="9" draw:style-name="gr1" draw:text-style-name="P2" svg:x1="10.469cm" svg:y1="8.543cm" svg:x2="13.729cm" svg:y2="8.543cm"><text:p/></draw:line><draw:custom-shape text:anchor-type="paragraph" draw:z-index="10" draw:style-name="gr5" svg:width="0.454cm" svg:height="0.482cm" draw:transform="rotate (-1.57079632679579) translate (13.7283472222222cm 7.32190277777778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style-name="gr5" svg:width="0.454cm" svg:height="0.482cm" draw:transform="rotate (1.5707963267946) translate (10.4686805555556cm 8.75947222222222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2" draw:style-name="gr6" draw:text-style-name="P5" svg:width="2.07cm" svg:height="0.595cm" svg:x="11.178cm" svg:y="6.727cm"><draw:text-box><text:p><text:span text:style-name="T1">requête</text:span></text:p></draw:text-box></draw:frame><draw:frame text:anchor-type="paragraph" draw:z-index="13" draw:style-name="gr6" draw:text-style-name="P5" svg:width="2.07cm" svg:height="0.595cm" svg:x="11.178cm" svg:y="8.728cm"><draw:text-box><text:p><text:span text:style-name="T1">ressource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Arial" fo:language="fr" fo:country="FR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fr" fo:country="FR" fo:font-weight="bold" style:font-size-asian="115%" style:font-weight-asian="bold" style:font-size-complex="115%" style:font-weight-complex="bold"/>
    </style:style>
    <style:style style:name="RTF_5f_Num_20_2_20_1" style:display-name="RTF_Num 2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58:25</meta:creation-date>
    <dc:title>QT</dc:title>
    <meta:editing-duration>PT54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0" meta:word-count="0" meta:character-count="0"/>
    <dc:date>2015-01-24T16:16:12</dc:date>
    <meta:template xlink:type="simple" xlink:actuate="onRequest" xlink:title="QT" xlink:href="../../../../../../Library/Application%20Support/OpenOffice.org/3/user/template/QT.ott" meta:date="2015-01-24T15:58:25"/>
  </office:meta>
</office:document-meta>
</file>